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4C3810A0.png" manifest:media-type="image/png"/>
  <manifest:file-entry manifest:full-path="Pictures/1000020100000280000001E082D78AF5.png" manifest:media-type="image/png"/>
  <manifest:file-entry manifest:full-path="Pictures/20000002000001CE0000015AF025D2AE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62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87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07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321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191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style:font-name="DejaVu Sans Condensed" fo:font-size="14pt" style:font-size-asian="14pt" style:font-size-complex="14pt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F025D2AE.eps" xlink:type="simple" xlink:show="embed" xlink:actuate="onLoad">
            <text:p/>
          </draw:image>
        </draw:frame>
        <draw:frame draw:style-name="gr2" draw:text-style-name="P3" draw:layer="layout" svg:width="2.1cm" svg:height="1.242cm" svg:x="5.8cm" svg:y="5.3cm">
          <draw:text-box>
            <text:p text:style-name="P2"><text:span text:style-name="T1">(a)</text:span></text:p>
          </draw:text-box>
        </draw:frame>
        <draw:frame draw:style-name="gr2" draw:text-style-name="P3" draw:layer="layout" svg:width="2.1cm" svg:height="1.242cm" svg:x="14.1cm" svg:y="2.658cm">
          <draw:text-box>
            <text:p text:style-name="P2"><text:span text:style-name="T1">(b)</text:span></text:p>
          </draw:text-box>
        </draw:frame>
        <draw:frame draw:style-name="gr2" draw:text-style-name="P3" draw:layer="layout" svg:width="1.7cm" svg:height="1.242cm" svg:x="15.196cm" svg:y="5.4cm">
          <draw:text-box>
            <text:p text:style-name="P2"><text:span text:style-name="T1">(c)</text:span></text:p>
          </draw:text-box>
        </draw:frame>
        <draw:frame draw:style-name="gr3" draw:text-style-name="P1" draw:layer="layout" svg:width="6.594cm" svg:height="6.289cm" svg:x="26.337cm" svg:y="2.082cm">
          <draw:image xlink:href="Pictures/1000020100000280000001E082D78AF5.png" xlink:type="simple" xlink:show="embed" xlink:actuate="onLoad">
            <text:p/>
          </draw:image>
        </draw:frame>
        <draw:frame draw:style-name="gr4" draw:text-style-name="P5" draw:layer="layout" svg:width="2.961cm" svg:height="1.1cm" svg:x="27.3cm" svg:y="1.4cm">
          <draw:text-box>
            <text:p text:style-name="P4"><text:span text:style-name="T2">Elections</text:span></text:p>
          </draw:text-box>
        </draw:frame>
        <draw:frame draw:style-name="gr5" draw:text-style-name="P5" draw:layer="layout" svg:width="3.093cm" svg:height="2.041cm" svg:x="31.207cm" svg:y="1.171cm">
          <draw:text-box>
            <text:p text:style-name="P4"><text:span text:style-name="T2">Former Planning minister</text:span></text:p>
          </draw:text-box>
        </draw:frame>
        <draw:frame draw:style-name="gr6" draw:text-style-name="P5" draw:layer="layout" svg:width="3.165cm" svg:height="2.176cm" svg:x="32.235cm" svg:y="4.024cm">
          <draw:text-box>
            <text:p text:style-name="P4"><text:span text:style-name="T2">Former Vice-President</text:span></text:p>
          </draw:text-box>
        </draw:frame>
        <draw:frame draw:style-name="gr7" draw:text-style-name="P5" draw:layer="layout" svg:width="2.32cm" svg:height="1.461cm" svg:x="31.18cm" svg:y="7.329cm">
          <draw:text-box>
            <text:p text:style-name="P4"><text:span text:style-name="T2">Social leader</text:span></text:p>
          </draw:text-box>
        </draw:frame>
        <draw:frame draw:style-name="gr8" draw:text-style-name="P5" draw:layer="layout" svg:width="3.671cm" svg:height="1.621cm" svg:x="26.829cm" svg:y="8.079cm">
          <draw:text-box>
            <text:p text:style-name="P4"><text:span text:style-name="T2">Prosecutor's death</text:span></text:p>
          </draw:text-box>
        </draw:frame>
        <draw:frame draw:style-name="gr9" draw:text-style-name="P5" draw:layer="layout" svg:width="2.637cm" svg:height="1.491cm" svg:x="24.432cm" svg:y="6.006cm">
          <draw:text-box>
            <text:p text:style-name="P4"><text:span text:style-name="T2">Missing person</text:span></text:p>
          </draw:text-box>
        </draw:frame>
        <draw:frame draw:style-name="gr9" draw:text-style-name="P5" draw:layer="layout" svg:width="2.769cm" svg:height="1.491cm" svg:x="24.1cm" svg:y="3.005cm">
          <draw:text-box>
            <text:p text:style-name="P4"><text:span text:style-name="T2">Current President</text:span></text:p>
          </draw:text-box>
        </draw:frame>
        <draw:frame draw:style-name="gr3" draw:text-style-name="P1" draw:layer="layout" svg:width="6.594cm" svg:height="6.289cm" svg:x="26.337cm" svg:y="11.182cm">
          <draw:image xlink:href="Pictures/1000020100000280000001E04C3810A0.png" xlink:type="simple" xlink:show="embed" xlink:actuate="onLoad">
            <text:p/>
          </draw:image>
        </draw:frame>
        <draw:frame draw:style-name="gr2" draw:text-style-name="P3" draw:layer="layout" svg:width="2.1cm" svg:height="1.242cm" svg:x="33.8cm" svg:y="7.458cm">
          <draw:text-box>
            <text:p text:style-name="P2"><text:span text:style-name="T1">(a)</text:span></text:p>
          </draw:text-box>
        </draw:frame>
        <draw:frame draw:style-name="gr2" draw:text-style-name="P3" draw:layer="layout" svg:width="2.1cm" svg:height="1.242cm" svg:x="33.8cm" svg:y="16.658cm">
          <draw:text-box>
            <text:p text:style-name="P2"><text:span text:style-name="T1">(c)</text:span></text:p>
          </draw:text-box>
        </draw:frame>
        <draw:frame draw:style-name="gr4" draw:text-style-name="P5" draw:layer="layout" svg:width="2.961cm" svg:height="1.1cm" svg:x="27.3cm" svg:y="10.501cm">
          <draw:text-box>
            <text:p text:style-name="P4"><text:span text:style-name="T2">Elections</text:span></text:p>
          </draw:text-box>
        </draw:frame>
        <draw:frame draw:style-name="gr5" draw:text-style-name="P5" draw:layer="layout" svg:width="3.093cm" svg:height="2.041cm" svg:x="31.207cm" svg:y="10.272cm">
          <draw:text-box>
            <text:p text:style-name="P4"><text:span text:style-name="T2">Former Planning minister</text:span></text:p>
          </draw:text-box>
        </draw:frame>
        <draw:frame draw:style-name="gr6" draw:text-style-name="P5" draw:layer="layout" svg:width="3.165cm" svg:height="2.176cm" svg:x="32.235cm" svg:y="13.125cm">
          <draw:text-box>
            <text:p text:style-name="P4"><text:span text:style-name="T2">Former Vice-President</text:span></text:p>
          </draw:text-box>
        </draw:frame>
        <draw:frame draw:style-name="gr7" draw:text-style-name="P5" draw:layer="layout" svg:width="2.32cm" svg:height="1.461cm" svg:x="31.18cm" svg:y="16.43cm">
          <draw:text-box>
            <text:p text:style-name="P4"><text:span text:style-name="T2">Social leader</text:span></text:p>
          </draw:text-box>
        </draw:frame>
        <draw:frame draw:style-name="gr8" draw:text-style-name="P5" draw:layer="layout" svg:width="3.671cm" svg:height="1.621cm" svg:x="26.829cm" svg:y="17.18cm">
          <draw:text-box>
            <text:p text:style-name="P4"><text:span text:style-name="T2">Prosecutor's death</text:span></text:p>
          </draw:text-box>
        </draw:frame>
        <draw:frame draw:style-name="gr9" draw:text-style-name="P5" draw:layer="layout" svg:width="2.637cm" svg:height="1.491cm" svg:x="24.432cm" svg:y="15.107cm">
          <draw:text-box>
            <text:p text:style-name="P4"><text:span text:style-name="T2">Missing person</text:span></text:p>
          </draw:text-box>
        </draw:frame>
        <draw:frame draw:style-name="gr9" draw:text-style-name="P5" draw:layer="layout" svg:width="2.769cm" svg:height="1.491cm" svg:x="24.1cm" svg:y="11.806cm">
          <draw:text-box>
            <text:p text:style-name="P4"><text:span text:style-name="T2">Current Presid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5-28T13:58:20.821534493</dc:date>
    <meta:editing-duration>PT57M12S</meta:editing-duration>
    <meta:editing-cycles>9</meta:editing-cycles>
    <meta:generator>LibreOffice/4.4.6.3$Linux_X86_64 LibreOffice_project/40m0$Build-3</meta:generator>
    <meta:document-statistic meta:object-count="22"/>
  </office:meta>
</office:document-meta>
</file>